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, serif"/>
    <style:font-face style:name="Arial4" svg:font-family="Arial" style:font-family-generic="swiss"/>
    <style:font-face style:name="0" svg:font-family="0" style:font-family-generic="roman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SimSun" svg:font-family="NSimSun" style:font-family-generic="swiss" style:font-pitch="variable"/>
    <style:font-face style:name="Segoe UI" svg:font-family="'Segoe UI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6299in" fo:margin-left="-0.3431in" table:align="left"/>
    </style:style>
    <style:style style:name="Table1.A" style:family="table-column">
      <style:table-column-properties style:column-width="2.6299in"/>
    </style:style>
    <style:style style:name="Table1.B" style:family="table-column">
      <style:table-column-properties style:column-width="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1868in"/>
    </style:style>
    <style:style style:name="P1" style:family="paragraph" style:parent-style-name="Standard">
      <style:text-properties officeooo:rsid="00139f46" officeooo:paragraph-rsid="00139f46"/>
    </style:style>
    <style:style style:name="P2" style:family="paragraph" style:parent-style-name="Standard">
      <style:paragraph-properties fo:margin-top="0in" fo:margin-bottom="0.111in" loext:contextual-spacing="false"/>
    </style:style>
    <style:style style:name="P3" style:family="paragraph" style:parent-style-name="Standard">
      <style:paragraph-properties fo:margin-top="0in" fo:margin-bottom="0.111in" loext:contextual-spacing="false"/>
      <style:text-properties style:font-name="Arial1" fo:font-size="11pt" fo:font-style="normal" fo:font-weight="bold" style:font-size-asian="11pt" style:font-style-asian="normal" style:font-weight-asian="bold" style:font-name-complex="Times New Roman" style:font-size-complex="11pt"/>
    </style:style>
    <style:style style:name="P4" style:family="paragraph" style:parent-style-name="Standard">
      <style:paragraph-properties fo:margin-top="0in" fo:margin-bottom="0.111in" loext:contextual-spacing="false"/>
      <style:text-properties style:font-name="Arial1" fo:font-size="11pt" style:font-size-asian="11pt" style:font-name-complex="Times New Roman" style:font-size-complex="11pt"/>
    </style:style>
    <style:style style:name="P5" style:family="paragraph" style:parent-style-name="Standard">
      <style:paragraph-properties fo:margin-top="0in" fo:margin-bottom="0.111in" loext:contextual-spacing="false"/>
      <style:text-properties fo:color="#000000" style:font-name="Arial1" fo:font-size="11pt" fo:font-style="normal" fo:font-weight="bold" style:font-size-asian="11pt" style:font-style-asian="normal" style:font-weight-asian="bold" style:font-name-complex="Times New Roman" style:font-size-complex="11pt"/>
    </style:style>
    <style:style style:name="P6" style:family="paragraph" style:parent-style-name="Standard">
      <style:paragraph-properties fo:margin-top="0in" fo:margin-bottom="0.111in" loext:contextual-spacing="false"/>
      <style:text-properties fo:color="#000000" style:font-name="Arial1" fo:font-size="11pt" style:font-size-asian="11pt" style:font-name-complex="Times New Roman" style:font-size-complex="11pt"/>
    </style:style>
    <style:style style:name="P7" style:family="paragraph" style:parent-style-name="Standard">
      <style:paragraph-properties fo:margin-top="0in" fo:margin-bottom="0.111in" loext:contextual-spacing="false"/>
      <style:text-properties officeooo:paragraph-rsid="00299249"/>
    </style:style>
    <style:style style:name="P8" style:family="paragraph" style:parent-style-name="Standard">
      <style:text-properties officeooo:rsid="00139f46" officeooo:paragraph-rsid="00139f46"/>
    </style:style>
    <style:style style:name="P9" style:family="paragraph" style:parent-style-name="Standard">
      <style:text-properties officeooo:rsid="00363248" officeooo:paragraph-rsid="00139f46"/>
    </style:style>
    <style:style style:name="P10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12pt" fo:font-weight="bold" style:font-weight-asian="bold" style:font-weight-complex="bold"/>
    </style:style>
    <style:style style:name="P13" style:family="paragraph">
      <loext:graphic-properties draw:fill="none" draw:fill-color="#ffffff"/>
      <style:text-properties style:font-name="Arial1" fo:font-size="12pt" style:font-size-asian="11pt" style:font-name-complex="Arial1" style:font-size-complex="11pt"/>
    </style:style>
    <style:style style:name="P14" style:family="paragraph">
      <loext:graphic-properties draw:fill="none" draw:fill-color="#ffffff"/>
      <style:paragraph-properties fo:text-align="center"/>
      <style:text-properties style:font-name="Arial1" fo:font-size="12pt" fo:font-weight="bold" style:font-weight-asian="bold" style:font-name-complex="Arial1" style:font-size-complex="11pt" style:font-weight-complex="bold"/>
    </style:style>
    <style:style style:name="P15" style:family="paragraph">
      <loext:graphic-properties draw:fill="none" draw:fill-color="#ffffff"/>
      <style:text-properties style:font-name="Arial" fo:font-size="11pt" style:font-size-asian="11pt" style:font-name-complex="Arial1" style:font-size-complex="11pt"/>
    </style:style>
    <style:style style:name="P16" style:family="paragraph">
      <style:paragraph-properties fo:margin-left="0.5in" fo:margin-right="0in" fo:text-align="center" fo:text-indent="-0.2476in">
        <style:tab-stops>
          <style:tab-stop style:position="0in"/>
        </style:tab-stops>
      </style:paragraph-properties>
    </style:style>
    <style:style style:name="P17" style:family="paragraph">
      <loext:graphic-properties draw:fill="none" draw:fill-color="#ffffff"/>
      <style:paragraph-properties fo:margin-left="0.5in" fo:margin-right="0in" fo:text-align="center" fo:text-indent="-0.2476in">
        <style:tab-stops>
          <style:tab-stop style:position="0in"/>
        </style:tab-stops>
      </style:paragraph-properties>
      <style:text-properties style:font-name="Arial1" fo:font-size="12pt" fo:language="en" fo:country="US" fo:font-weight="bold" style:font-weight-asian="bold" style:font-name-complex="Arial1" style:font-size-complex="11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12pt"/>
    </style:style>
    <style:style style:name="P19" style:family="paragraph">
      <style:paragraph-properties fo:margin-top="0in" fo:margin-bottom="0in" fo:line-height="100%"/>
    </style:style>
    <style:style style:name="P20" style:family="paragraph">
      <loext:graphic-properties draw:fill="none" draw:fill-color="#ffffff"/>
      <style:paragraph-properties fo:margin-top="0in" fo:margin-bottom="0in" fo:line-height="100%"/>
      <style:text-properties style:font-name="Arial1" fo:font-size="11pt" fo:language="en" fo:country="US" style:font-size-asian="11pt" style:font-name-complex="Arial1" style:font-size-complex="11pt"/>
    </style:style>
    <style:style style:name="P21" style:family="paragraph">
      <style:paragraph-properties fo:margin-top="0in" fo:margin-bottom="0in" fo:line-height="100%" fo:text-align="justify"/>
    </style:style>
    <style:style style:name="P22" style:family="paragraph">
      <loext:graphic-properties draw:fill="none" draw:fill-color="#ffffff"/>
      <style:paragraph-properties fo:margin-top="0in" fo:margin-bottom="0in" fo:line-height="100%" fo:text-align="justify"/>
      <style:text-properties fo:font-size="11pt" style:font-size-asian="11pt" style:font-size-complex="11pt"/>
    </style:style>
    <style:style style:name="P23" style:family="paragraph">
      <style:paragraph-properties fo:text-align="justify"/>
    </style:style>
    <style:style style:name="P24" style:family="paragraph">
      <loext:graphic-properties draw:fill="none" draw:fill-color="#ffffff"/>
      <style:paragraph-properties fo:text-align="justify"/>
      <style:text-properties style:font-name="Arial1" fo:font-size="11pt" fo:language="en" fo:country="US" fo:font-weight="normal" style:font-size-asian="11pt" style:font-weight-asian="normal" style:font-name-complex="Arial1" style:font-size-complex="11pt" style:font-weight-complex="normal"/>
    </style:style>
    <style:style style:name="P25" style:family="paragraph">
      <loext:graphic-properties draw:fill="none" draw:fill-color="#ffffff"/>
      <style:paragraph-properties fo:text-align="center"/>
      <style:text-properties style:font-name="Arial" fo:font-size="12pt" fo:font-weight="bold" style:font-weight-asian="bold" style:font-weight-complex="bold"/>
    </style:style>
    <style:style style:name="P26" style:family="paragraph">
      <loext:graphic-properties draw:fill="none" draw:fill-color="#ffffff"/>
      <style:paragraph-properties fo:margin-top="0in" fo:margin-bottom="0in" fo:line-height="100%"/>
      <style:text-properties fo:font-size="11pt" style:font-size-asian="11pt" style:font-size-complex="11pt"/>
    </style:style>
    <style:style style:name="P27" style:family="paragraph">
      <loext:graphic-properties draw:fill="none" draw:fill-color="#ffffff"/>
      <style:paragraph-properties fo:margin-top="0in" fo:margin-bottom="0in" fo:line-height="100%"/>
      <style:text-properties style:font-name="Arial1" fo:font-size="11pt" style:font-size-asian="11pt" style:font-name-complex="Arial1" style:font-size-complex="11pt" style:font-weight-complex="bold"/>
    </style:style>
    <style:style style:name="T1" style:family="text">
      <style:text-properties fo:color="#000000" style:font-name="Arial1" fo:font-size="11pt" officeooo:rsid="0026630f" style:font-size-asian="11pt" style:font-name-complex="Times New Roman" style:font-size-complex="11pt"/>
    </style:style>
    <style:style style:name="T2" style:family="text">
      <style:text-properties fo:color="#000000" style:font-name="Arial2" fo:font-size="11pt" officeooo:rsid="0026630f" style:font-size-asian="11pt" style:font-name-complex="Times New Roman" style:font-size-complex="11pt"/>
    </style:style>
    <style:style style:name="T3" style:family="text">
      <style:text-properties style:font-name="Arial1" fo:font-size="11pt" officeooo:rsid="00107098" style:font-size-asian="11pt" style:font-name-complex="Times New Roman" style:font-size-complex="11pt"/>
    </style:style>
    <style:style style:name="T4" style:family="text">
      <style:text-properties style:font-name="Arial1" fo:font-size="11pt" officeooo:rsid="00299249" style:font-size-asian="11pt" style:font-name-complex="Times New Roman" style:font-size-complex="11pt"/>
    </style:style>
    <style:style style:name="T5" style:family="text">
      <style:text-properties fo:font-variant="normal" fo:text-transform="none" fo:color="#202124" style:font-name="Arial" fo:font-size="11pt" fo:letter-spacing="normal" fo:font-style="normal" fo:font-weight="normal" officeooo:rsid="0026630f" style:font-size-asian="11pt" style:font-name-complex="Times New Roman" style:font-size-complex="11pt"/>
    </style:style>
    <style:style style:name="T6" style:family="text">
      <style:text-properties fo:font-variant="normal" fo:text-transform="none" fo:color="#202124" style:font-name="Arial" fo:font-size="11pt" fo:letter-spacing="normal" fo:font-style="normal" fo:font-weight="normal" officeooo:rsid="002811ba" style:font-size-asian="11pt" style:font-name-complex="Times New Roman" style:font-size-complex="11pt"/>
    </style:style>
    <style:style style:name="T7" style:family="text">
      <style:text-properties style:font-name="Arial" fo:font-size="12pt" style:font-size-asian="12pt" style:font-name-complex="Arial" style:font-size-complex="12pt"/>
    </style:style>
    <style:style style:name="T8" style:family="text">
      <style:text-properties style:font-name="Arial" fo:font-size="12pt" style:font-size-asian="12pt" style:font-size-complex="12pt"/>
    </style:style>
    <style:style style:name="T9" style:family="text">
      <style:text-properties fo:color="#333333" style:font-name="Arial1" fo:font-size="12pt" fo:language="en" fo:country="US" fo:font-weight="bold" style:font-weight-asian="bold" style:font-name-complex="Arial1" style:font-size-complex="11pt" style:font-weight-complex="bold"/>
    </style:style>
    <style:style style:name="T10" style:family="text">
      <style:text-properties style:font-name="Arial1" fo:font-size="11pt" style:font-size-asian="11pt" style:font-name-complex="Arial1" style:font-size-complex="11pt"/>
    </style:style>
    <style:style style:name="T11" style:family="text">
      <style:text-properties style:font-name="Arial1" fo:font-size="12pt" fo:font-weight="bold" style:font-weight-asian="bold" style:font-name-complex="Arial1" style:font-size-complex="11pt" style:font-weight-complex="bold"/>
    </style:style>
    <style:style style:name="T12" style:family="text">
      <style:text-properties style:font-name="Arial1" fo:font-size="12pt" fo:font-weight="bold" style:font-size-asian="10.5pt" style:font-weight-asian="bold" style:font-name-complex="Arial1" style:font-size-complex="11pt" style:font-weight-complex="bold"/>
    </style:style>
    <style:style style:name="T13" style:family="text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14" style:family="text">
      <style:text-properties style:font-name="Arial" fo:font-size="11pt" style:font-size-asian="11pt" style:font-name-complex="Arial1" style:font-size-complex="11pt" style:font-weight-complex="bold"/>
    </style:style>
    <style:style style:name="T15" style:family="text">
      <style:text-properties style:font-name="Arial" fo:font-size="11pt" style:font-size-asian="11pt" style:font-name-complex="Arial1" style:font-size-complex="11pt"/>
    </style:style>
    <style:style style:name="T16" style:family="text">
      <style:text-properties style:font-name="Arial" fo:font-size="11pt" style:font-size-asian="11pt" style:font-name-complex="0" style:font-size-complex="11pt"/>
    </style:style>
    <style:style style:name="T17" style:family="text">
      <style:text-properties style:font-name="Arial" fo:font-size="11pt" fo:font-style="italic" style:font-size-asian="11pt" style:font-style-asian="italic" style:font-name-complex="Arial1" style:font-size-complex="11pt" style:font-style-complex="italic"/>
    </style:style>
    <style:style style:name="T18" style:family="text">
      <style:text-properties style:font-name="Arial" fo:font-size="11pt" fo:language="en" fo:country="US" style:font-size-asian="11pt" style:font-name-complex="Arial1" style:font-size-complex="11pt"/>
    </style:style>
    <style:style style:name="T19" style:family="text">
      <style:text-properties style:font-name="Arial1" fo:font-size="12pt" fo:language="en" fo:country="US" fo:font-weight="bold" style:font-weight-asian="bold" style:font-name-complex="Arial1" style:font-size-complex="11pt" style:font-weight-complex="bold"/>
    </style:style>
    <style:style style:name="T20" style:family="text">
      <style:text-properties style:font-name="Arial1" fo:font-size="12pt" fo:language="en" fo:country="US" fo:font-weight="bold" style:font-weight-asian="bold" style:font-name-complex="Arial1" style:font-weight-complex="bold"/>
    </style:style>
    <style:style style:name="T21" style:family="text">
      <style:text-properties style:font-name="Arial1" fo:font-size="11pt" fo:language="en" fo:country="US" style:font-size-asian="11pt" style:font-name-complex="Arial1" style:font-size-complex="11pt"/>
    </style:style>
    <style:style style:name="T22" style:family="text">
      <style:text-properties style:font-name="Arial1" fo:font-size="11pt" fo:language="en" fo:country="US" fo:font-weight="bold" style:font-size-asian="11pt" style:font-weight-asian="bold" style:font-name-complex="Arial1" style:font-size-complex="11pt" style:font-weight-complex="bold"/>
    </style:style>
    <style:style style:name="T23" style:family="text">
      <style:text-properties fo:color="#000000" style:font-name="Arial1" fo:font-size="11pt" fo:language="en" fo:country="US" fo:font-weight="bold" style:font-name-asian="Segoe UI" style:font-size-asian="11pt" style:font-weight-asian="bold" style:font-name-complex="Arial1" style:font-size-complex="11pt" style:font-weight-complex="bold"/>
    </style:style>
    <style:style style:name="T24" style:family="text">
      <style:text-properties fo:color="#000000" style:font-name="Arial1" fo:font-size="11pt" fo:language="en" fo:country="US" style:font-name-asian="Segoe UI" style:font-size-asian="11pt" style:font-name-complex="Arial1" style:font-size-complex="11pt"/>
    </style:style>
    <style:style style:name="T25" style:family="text">
      <style:text-properties style:font-name="Arial1" fo:font-size="11pt" fo:language="en" fo:country="US" fo:font-style="italic" style:font-size-asian="11pt" style:font-style-asian="italic" style:font-name-complex="Arial1" style:font-size-complex="11pt" style:font-style-complex="italic"/>
    </style:style>
    <style:style style:name="T26" style:family="text">
      <style:text-properties style:font-name="Arial1" fo:font-size="11pt" fo:font-weight="bold" style:font-size-asian="11pt" style:font-weight-asian="bold" style:font-name-complex="Arial1" style:font-size-complex="11pt" style:font-weight-complex="bold"/>
    </style:style>
    <style:style style:name="T27" style:family="text">
      <style:text-properties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T28" style:family="text">
      <style:text-properties style:font-name="Arial1" fo:font-size="11pt" fo:language="en" fo:country="US" fo:font-weight="normal" style:font-size-asian="11pt" style:font-weight-asian="normal" style:font-name-complex="Arial1" style:font-size-complex="11pt" style:font-weight-complex="normal"/>
    </style:style>
    <style:style style:name="T29" style:family="text">
      <style:text-properties fo:color="#3d3d3d" style:font-name="Arial1" fo:font-size="11pt" fo:language="en" fo:country="US" fo:font-weight="normal" style:font-size-asian="11pt" style:font-weight-asian="normal" style:font-name-complex="Arial1" style:font-size-complex="11pt" style:font-weight-complex="normal"/>
    </style:style>
    <style:style style:name="T30" style:family="text">
      <style:text-properties style:font-name="Arial" fo:font-size="12pt" fo:font-weight="bold" style:font-weight-asian="bold" style:font-weight-complex="bold"/>
    </style:style>
    <style:style style:name="T31" style:family="text">
      <style:text-properties fo:color="#000000" style:font-name="Arial1" fo:font-size="11pt" fo:language="en" fo:country="US" style:font-size-asian="11pt" style:font-name-complex="Arial1" style:font-size-complex="11pt"/>
    </style:style>
    <style:style style:name="T32" style:family="text">
      <style:text-properties fo:color="#000000" style:font-name="Arial1" fo:font-size="11pt" fo:language="en" fo:country="US" fo:font-weight="bold" style:font-size-asian="11pt" style:font-weight-asian="bold" style:font-name-complex="Arial1" style:font-size-complex="11pt" style:font-weight-complex="bold"/>
    </style:style>
    <style:style style:name="T33" style:family="text">
      <style:text-properties style:font-name="Arial1" fo:font-size="12pt" fo:font-weight="bold" style:font-size-asian="12pt" style:font-weight-asian="bold" style:font-name-complex="Arial1" style:font-size-complex="12pt" style:font-weight-complex="bold"/>
    </style:style>
    <style:style style:name="gr1" style:family="graphic">
      <style:graphic-properties draw:stroke="none" svg:stroke-color="#000000" draw:fill="none" draw:fill-color="#ffffff" fo:min-height="0.2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1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6666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2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666666" draw:fill="none" draw:fill-color="#ffffff" fo:min-height="0.8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7.9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666666" draw:fill="none" draw:fill-color="#ffffff" fo:min-height="0.7035in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8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Shape1" draw:style-name="gr16" draw:text-style-name="P27" svg:width="1.9913in" svg:height="0.9724in" svg:x="-0.2256in" svg:y="-0.4846in"><draw:text-box><text:p text:style-name="P19"><text:span text:style-name="T33">Akshay Patel</text:span></text:p><text:p text:style-name="P19"><text:span text:style-name="T33">Video Game Designer</text:span></text:p><text:p text:style-name="P19"><text:span text:style-name="T26"/></text:p><text:p text:style-name="P19"><text:span text:style-name="T31">Phone: (438) 389 8043</text:span></text:p><text:p text:style-name="P19"><text:span text:style-name="T31">Montreal, QC </text:span></text:p></draw:text-box></draw:frame><draw:frame text:anchor-type="paragraph" draw:z-index="1" draw:name="Shape2" draw:style-name="gr15" draw:text-style-name="P26" svg:width="3.6303in" svg:height="0.8795in" svg:x="3.7634in" svg:y="-0.5134in"><draw:text-box><text:p text:style-name="P19"><text:span text:style-name="T31">Email </text:span><text:span text:style-name="T32">:</text:span><text:span text:style-name="T31"> axaymow@gmail.com </text:span></text:p><text:p text:style-name="P19"><text:span text:style-name="T31">GitHub </text:span><text:span text:style-name="T32">:</text:span><text:span text:style-name="T31"> https://github.com/AkshayPatel-360</text:span></text:p><text:p text:style-name="P19"><text:span text:style-name="T31">Linkedin </text:span><text:span text:style-name="T32">:</text:span><text:span text:style-name="T31"> </text:span><text:span text:style-name="T31"><text:a xlink:href="https://www.linkedin.com/in/akahay-patel/" xlink:type="simple">https://www.linkedin.com/in/akahay-patel/</text:a></text:span></text:p><text:p text:style-name="P19"><text:span text:style-name="T31">Portfolio : https://akshaypatel-360.github.io/</text:span></text:p><text:p text:style-name="P19"><text:span text:style-name="T31">Language: English, Gujarati, Hindi</text:span></text:p></draw:text-box></draw:frame><draw:line text:anchor-type="paragraph" draw:z-index="2" draw:name="Shape3" draw:style-name="gr14" draw:text-style-name="P11" svg:x1="-0.9035in" svg:y1="0.4598in" svg:x2="7.7075in" svg:y2="0.4598in"><text:p/></draw:line></text:p>
      <text:p text:style-name="Standard"/>
      <text:p text:style-name="Standard"/>
      <text:p text:style-name="Standard"><draw:frame text:anchor-type="paragraph" draw:z-index="3" draw:name="Shape4" draw:style-name="gr2" draw:text-style-name="P25" svg:width="1.0559in" svg:height="0.1925in" svg:x="2.9764in" svg:y="0.0374in"><draw:text-box><text:p text:style-name="P11"><text:span text:style-name="T30">Profile </text:span></text:p></draw:text-box></draw:frame></text:p>
      <text:p text:style-name="Standard"/>
      <text:p text:style-name="Standard"><draw:frame text:anchor-type="paragraph" draw:z-index="4" draw:name="Shape6" draw:style-name="gr13" draw:text-style-name="P24" svg:width="7.5835in" svg:height="0.7039in" svg:x="-0.3016in" svg:y="0.2083in"><draw:text-box><text:p text:style-name="P23"><text:span text:style-name="T28">Game Designer specializing in Unity game engine. D</text:span><text:span text:style-name="T29">etail-oriented Game Programmer with good analytical skills and important ability to remain calm in stressful situations.</text:span><text:span text:style-name="T28"> Well-versed in numerous programming languages including C#, C++, Java. Proficient in various algorithms, architectures, frameworks, and design patterns. </text:span></text:p></draw:text-box></draw:frame><draw:line text:anchor-type="paragraph" draw:z-index="9" draw:name="Shape5" draw:style-name="gr9" draw:text-style-name="P11" svg:x1="-0.4736in" svg:y1="0.05in" svg:x2="7.489in" svg:y2="0.022in"><text:p/></draw:line></text:p>
      <text:p text:style-name="Standard"><draw:frame text:anchor-type="paragraph" draw:z-index="17" draw:name="Shape7" draw:style-name="gr2" draw:text-style-name="P12" svg:width="1.6295in" svg:height="0.1925in" svg:x="2.8563in" svg:y="0.7984in"><draw:text-box><text:p text:style-name="P11"><text:span text:style-name="T9">Technical skills </text:span></text:p></draw:text-box></draw:frame>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Programming Languages </text:p>
          </table:table-cell>
          <table:table-cell table:style-name="Table1.B1" office:value-type="string">
            <text:p text:style-name="P4">C#, Java, C++, SQL</text:p>
          </table:table-cell>
        </table:table-row>
        <table:table-row>
          <table:table-cell table:style-name="Table1.A2" office:value-type="string">
            <text:p text:style-name="P3">Unity Skills </text:p>
          </table:table-cell>
          <table:table-cell table:style-name="Table1.B2" office:value-type="string">
            <text:p text:style-name="P2"><text:span text:style-name="T3">UI, Game AI, 2D/3D Development, Particle System, Lighting, Sound, </text:span><text:span text:style-name="T4">TCP and UDP , Multiplayer ,Leader bord </text:span></text:p>
          </table:table-cell>
        </table:table-row>
        <table:table-row>
          <table:table-cell table:style-name="Table1.A2" office:value-type="string">
            <text:p text:style-name="P3">Coding &amp; Design Patterns</text:p>
          </table:table-cell>
          <table:table-cell table:style-name="Table1.B2" office:value-type="string">
            <text:p text:style-name="P7"><text:span text:style-name="T2">Singleton, Object Pool, State machine, Observer pattern, </text:span><text:span text:style-name="T5">peer-to-peer </text:span><text:span text:style-name="T6">and <text:s/>client-server</text:span><text:span text:style-name="T5"> architecture</text:span><text:span text:style-name="T2"> , LINQ, flag system, Delegate, Reflection, </text:span><text:span text:style-name="T1"><text:s/></text:span></text:p>
          </table:table-cell>
        </table:table-row>
        <table:table-row table:style-name="Table1.4">
          <table:table-cell table:style-name="Table1.A2" office:value-type="string">
            <text:p text:style-name="P5">DataBase</text:p>
          </table:table-cell>
          <table:table-cell table:style-name="Table1.B2" office:value-type="string">
            <text:p text:style-name="P6">SQL, MySQL, XML, json</text:p>
          </table:table-cell>
        </table:table-row>
      </table:table>
      <text:p text:style-name="Standard"/>
      <text:p text:style-name="Standard"><draw:frame text:anchor-type="paragraph" draw:z-index="13" draw:name="Shape10" draw:style-name="gr6" draw:text-style-name="P17" svg:width="1.4906in" svg:height="0.1969in" svg:x="2.7535in" svg:y="0.122in"><draw:text-box><text:p text:style-name="P16"><text:span text:style-name="T19">Education </text:span></text:p></draw:text-box></draw:frame></text:p>
      <text:p text:style-name="Standard"/>
      <text:p text:style-name="Standard"><draw:line text:anchor-type="paragraph" draw:z-index="7" draw:name="Shape12" draw:style-name="gr9" draw:text-style-name="P11" svg:x1="-0.4209in" svg:y1="0.0618in" svg:x2="7.4366in" svg:y2="0.0154in"><text:p/></draw:line></text:p>
      <text:p text:style-name="Standard"><draw:frame text:anchor-type="paragraph" draw:z-index="6" draw:name="Shape11" draw:style-name="gr11" draw:text-style-name="P20" svg:width="7.935in" svg:height="1.2307in" svg:x="-0.3472in" svg:y="0.0646in"><draw:text-box><text:p><text:span text:style-name="T21">-</text:span><text:span text:style-name="T22"> Video Game Programming, AEC - D</text:span><text:span text:style-name="T23">iploma</text:span><text:span text:style-name="T24"> <text:s text:c="28"/></text:span><text:span text:style-name="T21"><text:s/>January 2020 - Present</text:span></text:p><text:p text:style-name="P19"><text:span text:style-name="T25"><text:s/></text:span><text:span text:style-name="T25">L'institut Supérieur d'Informatique </text:span></text:p><text:p text:style-name="P19"><text:span text:style-name="T21"><text:s/></text:span><text:span text:style-name="T21">Montreal</text:span></text:p><text:p text:style-name="P19"><text:span text:style-name="T21"/></text:p><text:p text:style-name="P19"><text:span text:style-name="T21">- </text:span><text:span text:style-name="T22">Information Technology, Bachelor degree</text:span><text:span text:style-name="T21"> <text:s text:c="31"/>2015 - 2019 <text:s/></text:span></text:p><text:p text:style-name="P19"><text:span text:style-name="T25"><text:s/></text:span><text:span text:style-name="T25">A. D. Patel Institute of Technology <text:s/></text:span></text:p><text:p text:style-name="P19"><text:span text:style-name="T25"><text:s/></text:span><text:span text:style-name="T21">New Vallabh Vidyanagar</text:span></text:p></draw:text-box></draw:frame></text:p>
      <text:p text:style-name="Standard"><draw:line text:anchor-type="paragraph" draw:z-index="11" draw:name="Shape16" draw:style-name="gr8" draw:text-style-name="P11" svg:x1="5.9299in" svg:y1="0.5236in" svg:x2="5.9953in" svg:y2="0.1146in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8" draw:name="Shape13" draw:style-name="gr10" draw:text-style-name="P12" svg:width="2.185in" svg:height="0.2307in" svg:x="2.4299in" svg:y="0.1055in"><draw:text-box><text:p text:style-name="P11"><text:span text:style-name="T19">Other Experience </text:span></text:p></draw:text-box></draw:frame></text:p>
      <text:p text:style-name="Standard"/>
      <text:p text:style-name="Standard"><draw:line text:anchor-type="paragraph" draw:z-index="10" draw:name="Shape15" draw:style-name="gr9" draw:text-style-name="P11" svg:x1="-0.3287in" svg:y1="0.1764in" svg:x2="7.5697in" svg:y2="0.139in"><text:p/></draw:line></text:p>
      <text:p text:style-name="Standard"/>
      <text:p text:style-name="Standard"><draw:frame text:anchor-type="paragraph" draw:z-index="14" draw:name="Shape14" draw:style-name="gr5" draw:text-style-name="P15" svg:width="7.6768in" svg:height="0.5543in" svg:x="-0.3165in" svg:y="0.0689in"><draw:text-box><text:p><text:span text:style-name="T13">Production Associate <text:s/></text:span><text:span text:style-name="T14"><text:s/></text:span><text:span text:style-name="T15"><text:s text:c="64"/>May 2020 – September 2020</text:span></text:p><text:p><text:span text:style-name="T16"><text:s/></text:span><text:span text:style-name="T17">Walmart - Namur, </text:span><text:span text:style-name="T15"><text:s/>Montreal</text:span></text:p><text:p><text:span text:style-name="T16"><text:s/></text:span><text:span text:style-name="T15">- Unload shipments <text:s/>, </text:span><text:span text:style-name="T18">Set up products in the store , Quantity management of products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draw:frame text:anchor-type="paragraph" draw:z-index="12" draw:name="Shape8" draw:style-name="gr7" draw:text-style-name="P18" svg:width="0.9449in" svg:height="0.2213in" svg:x="2.9126in" svg:y="-0.4154in"><draw:text-box><text:p text:style-name="P11"><text:span text:style-name="T20">Projects </text:span></text:p></draw:text-box></draw:frame><draw:frame text:anchor-type="paragraph" draw:z-index="5" draw:name="Shape9" draw:style-name="gr12" draw:text-style-name="P22" svg:width="7.6488in" svg:height="7.9071in" svg:x="-0.1083in" svg:y="0.0457in"><draw:text-box><text:p text:style-name="P21"><text:span text:style-name="T26">Arrow Maniac(March - 2021, Montreal) :-</text:span><text:span text:style-name="T10"> </text:span></text:p><text:p text:style-name="P21"><text:span text:style-name="T26">Git :</text:span><text:span text:style-name="T10"> https://github.com/ReedhamHackerman/Arrow-maniac (Team project)</text:span></text:p><text:p text:style-name="P21"><text:span text:style-name="T10">- It’s made using an Object Pull and Singleton pattern, Enum, Generic Collection, Dictionary</text:span></text:p><text:p text:style-name="P21"><text:span text:style-name="T10">- Game will reuse previously fired bullets to stop the constant use of high-cost methods like object instantiate.</text:span></text:p><text:p text:style-name="P21"><text:span text:style-name="T10">- It is a must-use design pattern for all bullet hell games to maintain a constant frame rate.</text:span></text:p><text:p text:style-name="P21"><text:span text:style-name="T26"/></text:p><text:p text:style-name="P21"><text:span text:style-name="T26">Space Bomber(Jan – 2021 ,Montreal) :-</text:span></text:p><text:p text:style-name="P21"><text:span text:style-name="T26">Git :</text:span><text:span text:style-name="T27"> https://github.com/isomorphica/ISI-J06-Project-Jeux2001A</text:span></text:p><text:p text:style-name="P21"><text:span text:style-name="T10">- Space Bomber is a Top-down -3d-shooter game.</text:span></text:p><text:p text:style-name="P21"><text:span text:style-name="T10">- In this game, player has to survive waves of enemies and get a high score.</text:span></text:p><text:p text:style-name="P21"><text:span text:style-name="T10">- While playing various types of ammo boxes will be spawning which gives you different types of bombs.</text:span></text:p><text:p text:style-name="P21"><text:span text:style-name="T10"/></text:p><text:p text:style-name="P21"><text:span text:style-name="T26">Singleton Pattern (Dec - 2020, Montreal) :-</text:span><text:span text:style-name="T10"> </text:span></text:p><text:p text:style-name="P21"><text:span text:style-name="T26">Git :</text:span><text:span text:style-name="T10"> https://github.com/AkshayPatel-360/Singleton_Project (Solo Project)</text:span></text:p><text:p text:style-name="P21"><text:span text:style-name="T10">- Functioning <text:s/>Serialization and Deserialization of unity objects in <text:s/>Binary,text, JSON, and XML format.</text:span></text:p><text:p text:style-name="P21"><text:span text:style-name="T10">- made using c#, Binary Formater, XML Serialization.</text:span></text:p><text:p text:style-name="P21"><text:span text:style-name="T10">- Saves object data in three different format Binary, JSON, and XML .</text:span></text:p><text:p text:style-name="P21"><text:span text:style-name="T26"/></text:p><text:p text:style-name="P21"><text:span text:style-name="T26">Custom Tools - (Dec- 2020, Montreal) :-</text:span></text:p><text:p text:style-name="P21"><text:span text:style-name="T26">Git : </text:span><text:span text:style-name="T10"><text:s/>github.com/AkshayPatel-360/MovementControllerSample (Solo project)</text:span></text:p><text:p text:style-name="P21"><text:span text:style-name="T10">- Using a unity custom editor I have made custom unity tools which can help speed up other projects.</text:span></text:p><text:p text:style-name="P21"><text:span text:style-name="T10">- LINQ expression, Editor Tool, and singleton pattern, and C# language is used to make these tools.</text:span></text:p><text:p text:style-name="P21"><text:span text:style-name="T26"/></text:p><text:p text:style-name="P21"><text:span text:style-name="T26">Flocking AI - <text:s/>(Nov- 2020, Montreal) :-</text:span></text:p><text:p text:style-name="P21"><text:span text:style-name="T26">Git : </text:span><text:span text:style-name="T27">https://github.com/AkshayPatel-360/Flocking-AI</text:span></text:p><text:p text:style-name="P21"><text:span text:style-name="T26">- </text:span><text:span text:style-name="T27">Computer simulations which have been developed to emulate the flocking behaviors of Fish.</text:span></text:p><text:p text:style-name="P21"><text:span text:style-name="T27">- Fish also follow Predator and Pray relationship , So small Big Fishes try to hunt down small fishes and flock of small fishes try to escape them while searching for food.</text:span></text:p><text:p text:style-name="P21"><text:span text:style-name="T27">- This ai can be manipulated and changed for various other flocking species.</text:span></text:p><text:p text:style-name="P21"><text:span text:style-name="T27"/></text:p><text:p text:style-name="P21"><text:span text:style-name="T26">Tic-Tac-Toe – (Feb – 2021,Montreal) :-</text:span></text:p><text:p text:style-name="P21"><text:span text:style-name="T26">Git : </text:span><text:span text:style-name="T27"><text:a xlink:href="https://github.com/AkshayPatel-360/JavaFinalProjectTicTacToe" xlink:type="simple">https://github.com/AkshayPatel-360/JavaFinalProjectTicTacToe</text:a></text:span></text:p><text:p text:style-name="P21"><text:span text:style-name="T27">- It is a complete game of Tic Tac Toe made in Java.</text:span></text:p><text:p text:style-name="P21"><text:span text:style-name="T27">- game has a scoreboard that saves players data in a local file.</text:span></text:p><text:p text:style-name="P21"><text:span text:style-name="T27">- Also the game is rich with various sound effects and music.</text:span></text:p><text:p text:style-name="P21"><text:span text:style-name="T27"/></text:p><text:p text:style-name="P21"><text:span text:style-name="T27"/></text:p><text:p text:style-name="P21"><text:span text:style-name="T27"/></text:p><text:p text:style-name="P21"><text:span text:style-name="T27"/></text:p><text:p text:style-name="P21"><text:span text:style-name="T27"/></text:p><text:p text:style-name="P21"><text:span text:style-name="T10"/></text:p><text:p text:style-name="P21"><text:span text:style-name="T10"/></text:p><text:p text:style-name="P21"><text:span text:style-name="T10"/></text:p><text:p text:style-name="P21"><text:span text:style-name="T10"/></text:p><text:p text:style-name="P21"><text:span text:style-name="T10"/></text:p></draw:text-box></draw:frame><text:soft-page-break/></text:p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5" draw:name="Shape18" draw:style-name="gr4" draw:text-style-name="P14" svg:width="2.0004in" svg:height="0.2335in" svg:x="2.5134in" svg:y="4.1126in"><draw:text-box><text:p text:style-name="P11"><text:span text:style-name="T11">R</text:span><text:span text:style-name="T12">eference</text:span></text:p></draw:text-box></draw:frame><draw:frame text:anchor-type="paragraph" draw:z-index="16" draw:name="Shape19" draw:style-name="gr3" draw:text-style-name="P13" svg:width="4.8614in" svg:height="0.2323in" svg:x="-0.0429in" svg:y="4.8146in"><draw:text-box><text:p><text:span text:style-name="T10">- References available upon request.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, serif"/>
    <style:font-face style:name="Arial4" svg:font-family="Arial" style:font-family-generic="swiss"/>
    <style:font-face style:name="0" svg:font-family="0" style:font-family-generic="roman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SimSun" svg:font-family="NSimSun" style:font-family-generic="swiss" style:font-pitch="variable"/>
    <style:font-face style:name="Segoe UI" svg:font-family="'Segoe UI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1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1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4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4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4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MT1" style:family="text">
      <style:text-properties style:font-name="Arial" fo:font-size="12pt" style:font-size-asian="12pt" style:font-name-complex="Arial" style:font-size-complex="12pt"/>
    </style:style>
    <style:style style:name="MT2" style:family="text">
      <style:text-properties style:font-name="Arial" fo:font-size="12pt" style:font-size-asian="12pt" style:font-size-complex="12pt"/>
    </style:style>
    <style:style style:name="Mgr1" style:family="graphic">
      <style:graphic-properties draw:stroke="none" svg:stroke-color="#000000" draw:fill="none" draw:fill-color="#ffffff" fo:min-height="0.2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draw:frame text:anchor-type="paragraph" draw:z-index="19" draw:name="Shape17" draw:style-name="Mgr1" draw:text-style-name="MP1" svg:width="6.9449in" svg:height="0.226in" svg:x="0.0035in" svg:y="0.0508in"><draw:text-box><text:p><text:span text:style-name="MT1">Akshay Patel <text:s/></text:span><text:span text:style-name="MT2"><text:s text:c="33"/></text:span><text:span text:style-name="MT1"><text:s/>438 - 389 - 8043 <text:s text:c="29"/>axaymow@gmail.com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17T13:02:02.998000000</meta:creation-date>
    <dc:date>2021-04-22T13:16:38.763000000</dc:date>
    <meta:editing-duration>P1DT2H33M6S</meta:editing-duration>
    <meta:editing-cycles>13</meta:editing-cycles>
    <meta:generator>LibreOffice/6.3.1.2$Windows_X86_64 LibreOffice_project/b79626edf0065ac373bd1df5c28bd630b4424273</meta:generator>
    <meta:document-statistic meta:table-count="1" meta:image-count="0" meta:object-count="0" meta:page-count="2" meta:paragraph-count="8" meta:word-count="50" meta:character-count="357" meta:non-whitespace-character-count="309"/>
  </office:meta>
</office:document-meta>
</file>